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0b7242" officeooo:paragraph-rsid="000b7242"/>
    </style:style>
    <style:style style:name="P2" style:family="paragraph" style:parent-style-name="Text_20_body">
      <style:text-properties fo:language="en" fo:country="GB" officeooo:paragraph-rsid="000a1957"/>
    </style:style>
    <style:style style:name="P3" style:family="paragraph" style:parent-style-name="Text_20_body">
      <style:text-properties fo:language="en" fo:country="GB" officeooo:rsid="000a1957" officeooo:paragraph-rsid="000a1957"/>
    </style:style>
    <style:style style:name="P4" style:family="paragraph" style:parent-style-name="Text_20_body">
      <style:text-properties officeooo:rsid="000a1957" officeooo:paragraph-rsid="000a1957"/>
    </style:style>
    <style:style style:name="T1" style:family="text">
      <style:text-properties officeooo:rsid="000a1957"/>
    </style:style>
    <style:style style:name="T2" style:family="text">
      <style:text-properties fo:language="en" fo:country="GB"/>
    </style:style>
    <style:style style:name="T3" style:family="text">
      <style:text-properties fo:language="en" fo:country="GB" officeooo:rsid="000a1957"/>
    </style:style>
    <style:style style:name="T4" style:family="text">
      <style:text-properties officeooo:rsid="000b72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3">Welcome to …. This harsh world is divided into two. One part covered in darkness where nothing can be seen, but behold because the darkness is your friend. During the day monster<text:span text:style-name="T4">s</text:span> roam the fields, so you can only move at night.</text:p>
      <text:p text:style-name="P2"><text:span text:style-name="T1">You and your friend have been stranded in this world and have to go on a trip for a better place. Use the night to travel from your start (yellow) and reach the path to the next land (red).</text:span></text:p>
      <text:p text:style-name="Text_20_body"><text:span text:style-name="T2">Use your time wisely to plan your </text:span><text:span text:style-name="T3">nightly trips</text:span><text:span text:style-name="T2"> ahead.</text:span></text:p>
      <text:p text:style-name="Text_20_body"><text:span text:style-name="T2"/></text:p>
      <text:p text:style-name="P4"><text:span text:style-name="T2">Controls</text:span></text:p>
      <text:p text:style-name="P1">Use the keypad to move (Or W,A,S,D or the arrow keys on a given keyboard). In the options the keypad can be swapped to the left side or hidden completely.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0-03T22:32:15.513000000</meta:creation-date>
    <dc:date>2022-10-03T22:52:24.202000000</dc:date>
    <meta:editing-duration>PT9M58S</meta:editing-duration>
    <meta:editing-cycles>1</meta:editing-cycles>
    <meta:document-statistic meta:table-count="0" meta:image-count="0" meta:object-count="0" meta:page-count="1" meta:paragraph-count="5" meta:word-count="122" meta:character-count="633" meta:non-whitespace-character-count="515"/>
    <meta:generator>LibreOffice/6.3.4.2$Windows_X86_64 LibreOffice_project/60da17e045e08f1793c57c00ba83cdfce946d0aa</meta:generator>
  </office:meta>
</office:document-meta>
</file>